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7.15mm"/>
    </style:style>
    <style:style style:name="co2" style:family="table-column">
      <style:table-column-properties fo:break-before="auto" style:column-width="13.56mm"/>
    </style:style>
    <style:style style:name="co3" style:family="table-column">
      <style:table-column-properties fo:break-before="auto" style:column-width="15.47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15.72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auropod vertebral lengths around the cervicodorsal transition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axon</text:p>
          </table:table-cell>
          <table:table-cell table:style-name="ce4" office:value-type="string" calcext:value-type="string">
            <text:p>Diplodocus</text:p>
          </table:table-cell>
          <table:table-cell table:style-name="ce4"/>
          <table:table-cell table:style-name="ce4" office:value-type="string" calcext:value-type="string">
            <text:p>Giraffatitan</text:p>
          </table:table-cell>
          <table:table-cell table:style-name="ce4"/>
          <table:table-cell office:value-type="string" calcext:value-type="string">
            <text:p>Archbisho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pecimen</text:p>
          </table:table-cell>
          <table:table-cell table:style-name="ce5" office:value-type="string" calcext:value-type="string">
            <text:p>CM 84</text:p>
          </table:table-cell>
          <table:table-cell table:style-name="ce5"/>
          <table:table-cell table:style-name="ce5" office:value-type="string" calcext:value-type="string">
            <text:p>MB.R.2181</text:p>
          </table:table-cell>
          <table:table-cell table:style-name="ce5"/>
          <table:table-cell office:value-type="string" calcext:value-type="string">
            <text:p>NHMUK PV R593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office:value-type="string" calcext:value-type="string">
            <text:p>Hatcher 1901</text:p>
          </table:table-cell>
          <table:table-cell/>
          <table:table-cell office:value-type="string" calcext:value-type="string">
            <text:p>Janensch 1950</text:p>
          </table:table-cell>
          <table:table-cell/>
          <table:table-cell office:value-type="string" calcext:value-type="string">
            <text:p>Migeod 1931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 calcext:value-type="string">
            <text:p>Page 38</text:p>
          </table:table-cell>
          <table:table-cell/>
          <table:table-cell office:value-type="string" calcext:value-type="string">
            <text:p>Page 44</text:p>
          </table:table-cell>
          <table:table-cell/>
          <table:table-cell office:value-type="string" calcext:value-type="string">
            <text:p>Pages 91–92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" office:value-type="string" calcext:value-type="string">
            <text:p>centrum length</text:p>
          </table:table-cell>
          <table:table-cell table:style-name="ce1"/>
          <table:table-cell table:style-name="ce1" office:value-type="string" calcext:value-type="string">
            <text:p>centrum length</text:p>
          </table:table-cell>
          <table:table-cell table:style-name="ce1"/>
          <table:table-cell table:style-name="ce1" office:value-type="string" calcext:value-type="string">
            <text:p>vertebra length</text:p>
          </table:table-cell>
          <table:table-cell table:style-name="ce1"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inc. condyle</text:p>
          </table:table-cell>
          <table:table-cell table:style-name="ce1"/>
          <table:table-cell table:style-name="ce1" office:value-type="string" calcext:value-type="string">
            <text:p>without condyle</text:p>
          </table:table-cell>
          <table:table-cell table:style-name="ce1"/>
          <table:table-cell table:style-name="ce1" office:value-type="string" calcext:value-type="string">
            <text:p>unspecified</text:p>
          </table:table-cell>
          <table:table-cell table:style-name="ce1"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(mm)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(cm)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(inches)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7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>
          <table:table-cell office:value-type="string" calcext:value-type="string">
            <text:p>C-3</text:p>
          </table:table-cell>
          <table:table-cell office:value-type="float" office:value="638" calcext:value-type="float">
            <text:p>638</text:p>
          </table:table-cell>
          <table:table-cell table:formula="of:=100*[.B12]/[.B$19]" office:value-type="float" office:value="153.365384615385" calcext:value-type="float">
            <text:p>153.365384615385</text:p>
          </table:table-cell>
          <table:table-cell office:value-type="float" office:value="87" calcext:value-type="float">
            <text:p>87</text:p>
          </table:table-cell>
          <table:table-cell table:formula="of:=100*[.D12]/[.D$19]" office:value-type="float" office:value="241.666666666667" calcext:value-type="float">
            <text:p>241.666666666667</text:p>
          </table:table-cell>
          <table:table-cell office:value-type="float" office:value="41" calcext:value-type="float">
            <text:p>41</text:p>
          </table:table-cell>
          <table:table-cell table:formula="of:=100*[.F12]/[.F$19]" office:value-type="float" office:value="372.727272727273" calcext:value-type="float">
            <text:p>372.727272727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-2</text:p>
          </table:table-cell>
          <table:table-cell office:value-type="float" office:value="642" calcext:value-type="float">
            <text:p>642</text:p>
          </table:table-cell>
          <table:table-cell table:formula="of:=100*[.B13]/[.B$19]" office:value-type="float" office:value="154.326923076923" calcext:value-type="float">
            <text:p>154.326923076923</text:p>
          </table:table-cell>
          <table:table-cell office:value-type="float" office:value="81" calcext:value-type="float">
            <text:p>81</text:p>
          </table:table-cell>
          <table:table-cell table:formula="of:=100*[.D13]/[.D$19]" office:value-type="float" office:value="225" calcext:value-type="float">
            <text:p>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-1</text:p>
          </table:table-cell>
          <table:table-cell office:value-type="float" office:value="595" calcext:value-type="float">
            <text:p>595</text:p>
          </table:table-cell>
          <table:table-cell table:formula="of:=100*[.B14]/[.B$19]" office:value-type="float" office:value="143.028846153846" calcext:value-type="float">
            <text:p>143.028846153846</text:p>
          </table:table-cell>
          <table:table-cell office:value-type="float" office:value="67" calcext:value-type="float">
            <text:p>67</text:p>
          </table:table-cell>
          <table:table-cell table:formula="of:=100*[.D14]/[.D$19]" office:value-type="float" office:value="186.111111111111" calcext:value-type="float">
            <text:p>186.111111111111</text:p>
          </table:table-cell>
          <table:table-cell office:value-type="float" office:value="33" calcext:value-type="float">
            <text:p>33</text:p>
          </table:table-cell>
          <table:table-cell table:formula="of:=100*[.F14]/[.F$19]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“Shoulder”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100*[.F15]/[.F$19]" office:value-type="float" office:value="209.090909090909" calcext:value-type="float">
            <text:p>209.090909090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10" calcext:value-type="float">
            <text:p>510</text:p>
          </table:table-cell>
          <table:table-cell table:formula="of:=100*[.B16]/[.B$19]" office:value-type="float" office:value="122.596153846154" calcext:value-type="float">
            <text:p>122.596153846154</text:p>
          </table:table-cell>
          <table:table-cell office:value-type="float" office:value="46" calcext:value-type="float">
            <text:p>46</text:p>
          </table:table-cell>
          <table:table-cell table:formula="of:=100*[.D16]/[.D$19]" office:value-type="float" office:value="127.777777777778" calcext:value-type="float">
            <text:p>127.777777777778</text:p>
          </table:table-cell>
          <table:table-cell office:value-type="float" office:value="14" calcext:value-type="float">
            <text:p>14</text:p>
          </table:table-cell>
          <table:table-cell table:formula="of:=100*[.F16]/[.F$19]" office:value-type="float" office:value="127.272727272727" calcext:value-type="float">
            <text:p>127.272727272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416" calcext:value-type="float">
            <text:p>416</text:p>
          </table:table-cell>
          <table:table-cell table:formula="of:=100*[.B17]/[.B$19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100*[.D17]/[.D$19]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100*[.F17]/[.F$19]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hortest</text:p>
          </table:table-cell>
          <table:table-cell table:formula="of:=MIN([.B12:.B18])" office:value-type="float" office:value="416" calcext:value-type="float">
            <text:p>416</text:p>
          </table:table-cell>
          <table:table-cell/>
          <table:table-cell table:formula="of:=MIN([.D12:.D18])" office:value-type="float" office:value="36" calcext:value-type="float">
            <text:p>36</text:p>
          </table:table-cell>
          <table:table-cell/>
          <table:table-cell table:formula="of:=MIN([.F12:.F18])" office:value-type="float" office:value="11" calcext:value-type="float">
            <text:p>1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aylor</meta:initial-creator>
    <meta:creation-date>2020-08-23T15:29:19.416993088</meta:creation-date>
    <dc:date>2020-08-23T16:09:20.789794326</dc:date>
    <dc:creator>Mike Taylor</dc:creator>
    <meta:editing-duration>PT9M18S</meta:editing-duration>
    <meta:editing-cycles>2</meta:editing-cycles>
    <meta:generator>LibreOffice/6.1.3.2$MacOSX_X86_64 LibreOffice_project/86daf60bf00efa86ad547e59e09d6bb77c699acb</meta:generator>
    <meta:document-statistic meta:table-count="1" meta:cell-count="68" meta:object-count="0"/>
  </office:meta>
</office:document-meta>
</file>